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cm"/>
    </style:style>
    <style:style style:name="co2" style:family="table-column">
      <style:table-column-properties fo:break-before="auto" style:column-width="11.206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3.293cm" fo:break-before="auto" style:use-optimal-row-height="true"/>
    </style:style>
    <style:style style:name="ro8" style:family="table-row">
      <style:table-row-properties style:row-height="1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Requerimientos</text:p>
          </table:table-cell>
          <table:table-cell table:style-name="ce1" office:value-type="string" calcext:value-type="string">
            <text:p>Posibilidades</text:p>
          </table:table-cell>
          <table:table-cell table:style-name="ce1" office:value-type="string" calcext:value-type="string">
            <text:p>Hecho o que falta</text:p>
          </table:table-cell>
        </table:table-row>
        <table:table-row table:style-name="ro3">
          <table:table-cell office:value-type="string" calcext:value-type="string">
            <text:p>Comenzar el juego con Astro-MegaShip y obstáculos en pantalla</text:p>
          </table:table-cell>
          <table:table-cell office:value-type="string" calcext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 calcext:value-type="string">
            <text:p>Listo</text:p>
          </table:table-cell>
        </table:table-row>
        <table:table-row table:style-name="ro2">
          <table:table-cell office:value-type="string" calcext:value-type="string">
            <text:p>Movimiento de obstáculos</text:p>
          </table:table-cell>
          <table:table-cell office:value-type="string" calcext:value-type="string">
            <text:p>Los obstáculos se mueven en diagonal de arriba hacia abajo, algunos hacia la derecha y otros hacia la izquierda.</text:p>
          </table:table-cell>
          <table:table-cell office:value-type="string" calcext:value-type="string">
            <text:p>Listo</text:p>
          </table:table-cell>
        </table:table-row>
        <table:table-row table:style-name="ro4">
          <table:table-cell office:value-type="string" calcext:value-type="string">
            <text:p>Movimiento de Astro-MegaShip</text:p>
          </table:table-cell>
          <table:table-cell office:value-type="string" calcext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office:value-type="string" calcext:value-type="string">
            <text:p>Listo</text:p>
          </table:table-cell>
        </table:table-row>
        <table:table-row table:style-name="ro5">
          <table:table-cell office:value-type="string" calcext:value-type="string">
            <text:p>Destructores Estelares</text:p>
          </table:table-cell>
          <table:table-cell office:value-type="string" calcext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office:value-type="string" calcext:value-type="string">
            <text:p>Listo pero preguntar si se puede bajar en posicion Y realmente. Y debe agregarse una cantidad de 10 para respawn</text:p>
          </table:table-cell>
        </table:table-row>
        <table:table-row table:style-name="ro6">
          <table:table-cell office:value-type="string" calcext:value-type="string">
            <text:p>Disparos de iones de Destructores Estelares</text:p>
          </table:table-cell>
          <table:table-cell office:value-type="string" calcext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/>
        </table:table-row>
        <table:table-row table:style-name="ro7">
          <table:table-cell office:value-type="string" calcext:value-type="string">
            <text:p>Proyectil de Jugador Astro-MegaShip</text:p>
          </table:table-cell>
          <table:table-cell office:value-type="string" calcext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/>
        </table:table-row>
        <table:table-row table:style-name="ro2">
          <table:table-cell office:value-type="string" calcext:value-type="string">
            <text:p>Perder el juego</text:p>
          </table:table-cell>
          <table:table-cell office:value-type="string" calcext:value-type="string">
            <text:p>Si un Destructor Estelar, un proyectil de iones o un asteroide alcanza la posición de la Astro-MegaShip y la toca, perdemos el juego.</text:p>
          </table:table-cell>
          <table:table-cell office:value-type="string" calcext:value-type="string">
            <text:p>Falta colision con iones</text:p>
          </table:table-cell>
        </table:table-row>
        <table:table-row table:style-name="ro3">
          <table:table-cell office:value-type="string" calcext:value-type="string">
            <text:p>Aparición de nuevos Destructores Estelares</text:p>
          </table:table-cell>
          <table:table-cell office:value-type="string" calcext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/>
        </table:table-row>
        <table:table-row table:style-name="ro2">
          <table:table-cell office:value-type="string" calcext:value-type="string">
            <text:p>Ganar el juego</text:p>
          </table:table-cell>
          <table:table-cell office:value-type="string" calcext:value-type="string">
            <text:p>Si en algún momento, el juego se queda sin enemigos en pantalla, el juego debe terminar y darse por ganado. Se deberá mostrar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NOTA: Se cambio la info de cosas que esta repetidas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querimientos opcionales</text:p>
          </table:table-cell>
          <table:table-cell table:style-name="ce1" office:value-type="string" calcext:value-type="string">
            <text:p>Posibilidades</text:p>
          </table:table-cell>
          <table:table-cell table:style-name="ce1" office:value-type="string" calcext:value-type="string">
            <text:p>Hecho o que falta</text:p>
          </table:table-cell>
        </table:table-row>
        <table:table-row table:style-name="ro8">
          <table:table-cell office:value-type="string" calcext:value-type="string">
            <text:p>Destructores Estelares kamikazes</text:p>
          </table:table-cell>
          <table:table-cell office:value-type="string" calcext:value-type="string">
            <text:p>Destructores Estelares especiales que sean kamikazes: cuando detectan la presencia de. La Astro-MegaShip vuelan rápidamente hacia su ubicación para que ambas exploten.</text:p>
          </table:table-cell>
          <table:table-cell/>
        </table:table-row>
        <table:table-row table:style-name="ro2">
          <table:table-cell office:value-type="string" calcext:value-type="string">
            <text:p>Vidas o niveles de energía</text:p>
          </table:table-cell>
          <table:table-cell office:value-type="string" calcext:value-type="string">
            <text:p>Varias vidas, o niveles de energı́a que vayan disminuyendo a medida que los Destructores Estelares hagan contacto con la Astro-MegaShip.</text:p>
          </table:table-cell>
          <table:table-cell/>
        </table:table-row>
        <table:table-row table:style-name="ro2">
          <table:table-cell office:value-type="string" calcext:value-type="string">
            <text:p>Aparición de ítems para puntaje/vidas extra</text:p>
          </table:table-cell>
          <table:table-cell office:value-type="string" calcext:value-type="string">
            <text:p>Que aparezcan ı́tems en distintos lugares del juego que vayan cayendo que le den puntaje/vidas extra a la Astro-MegaShip.</text:p>
          </table:table-cell>
          <table:table-cell/>
        </table:table-row>
        <table:table-row table:style-name="ro3">
          <table:table-cell office:value-type="string" calcext:value-type="string">
            <text:p>Niveles con incremento de dificultad y/o velocidad</text:p>
          </table:table-cell>
          <table:table-cell office:value-type="string" calcext:value-type="string">
            <text:p>Niveles: La posibilidad de comenzar un nuevo nivel después de jugar determinada cantidad de tiempo o después de determinada cantidad de puntaje acumulado, e incrementar la dificultad y/o velocidad de cada nivel.</text:p>
          </table:table-cell>
          <table:table-cell/>
        </table:table-row>
        <table:table-row table:style-name="ro1">
          <table:table-cell office:value-type="string" calcext:value-type="string">
            <text:p>Destructor Estelar colosal como jefe final o de nivel</text:p>
          </table:table-cell>
          <table:table-cell office:value-type="string" calcext:value-type="string">
            <text:p>Que aparezca un Destructor Estelar colosal como jefe final o de nivel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39.034679633</meta:creation-date>
    <dc:date>2023-05-14T21:13:01.882166137</dc:date>
    <meta:editing-duration>PT56M30S</meta:editing-duration>
    <meta:editing-cycles>4</meta:editing-cycles>
    <meta:generator>LibreOffice/7.3.7.2$Linux_X86_64 LibreOffice_project/30$Build-2</meta:generator>
    <meta:document-statistic meta:table-count="1" meta:cell-count="40" meta:object-count="0"/>
  </office:meta>
</office:document-meta>
</file>